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479" table:style-name="ce25">
            <text:p>8479</text:p>
          </table:table-cell>
          <table:table-cell office:value-type="float" office:value="7532.9800000000059" table:style-name="ce43">
            <text:p>7532.98</text:p>
          </table:table-cell>
          <table:table-cell office:value-type="float" office:value="14700" table:style-name="ce42">
            <text:p>14700</text:p>
          </table:table-cell>
          <table:table-cell office:value-type="float" office:value="13460.430000000015" table:style-name="ce49">
            <text:p>13460.43</text:p>
          </table:table-cell>
          <table:table-cell office:value-type="float" office:value="8163" table:style-name="ce48">
            <text:p>8163</text:p>
          </table:table-cell>
          <table:table-cell office:value-type="float" office:value="7888.230000000005" table:style-name="ce127">
            <text:p>7888.23</text:p>
          </table:table-cell>
          <table:table-cell office:value-type="float" office:value="2916" table:style-name="ce126">
            <text:p>2916</text:p>
          </table:table-cell>
          <table:table-cell office:value-type="float" office:value="2848.7900000000013" table:style-name="ce133">
            <text:p>2848.79</text:p>
          </table:table-cell>
          <table:table-cell office:value-type="float" office:value="274" table:style-name="ce132">
            <text:p>274</text:p>
          </table:table-cell>
          <table:table-cell office:value-type="float" office:value="269.14" table:style-name="ce145">
            <text:p>269.14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97">
            <text:p>1.00</text:p>
          </table:table-cell>
          <table:table-cell office:value-type="float" office:value="34533" table:content-validation-name="val2" table:style-name="ce109">
            <text:p>34,533</text:p>
          </table:table-cell>
          <table:table-cell office:value-type="float" office:value="32000.570000000029" table:content-validation-name="val2" table:style-name="ce108">
            <text:p>32,000.57</text:p>
          </table:table-cell>
          <table:table-cell office:value-type="float" office:value="1403" table:style-name="ce96">
            <text:p>1403</text:p>
          </table:table-cell>
          <table:table-cell office:value-type="float" office:value="1337.8399999999986" table:style-name="ce79">
            <text:p>1337.84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403" table:style-name="ce112">
            <text:p>1,403</text:p>
          </table:table-cell>
          <table:table-cell office:value-type="float" office:value="1337.8399999999986" table:style-name="ce119">
            <text:p>1,337.84</text:p>
          </table:table-cell>
          <table:table-cell office:value-type="float" office:value="35936" table:content-validation-name="val2" table:style-name="ce113">
            <text:p>35,936</text:p>
          </table:table-cell>
          <table:table-cell office:value-type="float" office:value="33338.410000000025" table:content-validation-name="val2" table:style-name="ce114">
            <text:p>33,338.41</text:p>
          </table:table-cell>
          <table:table-cell office:value-type="currency" office:value="81964527.25" table:content-validation-name="val1" table:style-name="ce12">
            <text:p>£81,964,527.25</text:p>
          </table:table-cell>
          <table:table-cell office:value-type="currency" office:value="10658925.890000004" table:content-validation-name="val1" table:style-name="ce12">
            <text:p>£10,658,925.89</text:p>
          </table:table-cell>
          <table:table-cell office:value-type="currency" office:value="1410252.16" table:content-validation-name="val1" table:style-name="ce12">
            <text:p>£1,410,252.16</text:p>
          </table:table-cell>
          <table:table-cell office:value-type="currency" office:value="675089.44000000006" table:content-validation-name="val1" table:style-name="ce12">
            <text:p>£675,089.44</text:p>
          </table:table-cell>
          <table:table-cell office:value-type="currency" office:value="23111451.719999999" table:content-validation-name="val1" table:style-name="ce12">
            <text:p>£23,111,451.72</text:p>
          </table:table-cell>
          <table:table-cell office:value-type="currency" office:value="9456278.660000002" table:content-validation-name="val1" table:style-name="ce12">
            <text:p>£9,456,278.66</text:p>
          </table:table-cell>
          <table:table-cell office:value-type="currency" office:value="127276525.11999999" table:style-name="ce13">
            <text:p>£127,276,525.12</text:p>
          </table:table-cell>
          <table:table-cell office:value-type="currency" office:value="6442958.8200000003" table:content-validation-name="val1" table:style-name="ce14">
            <text:p>£6,442,958.82</text:p>
          </table:table-cell>
          <table:table-cell office:value-type="currency" office:value="727978.35999999987" table:content-validation-name="val1" table:style-name="ce14">
            <text:p>£727,978.36</text:p>
          </table:table-cell>
          <table:table-cell office:value-type="currency" office:value="7170937.1799999997" table:style-name="ce13">
            <text:p>£7,170,937.18</text:p>
          </table:table-cell>
          <table:table-cell office:value-type="currency" office:value="134447462.29999998" table:style-name="ce15">
            <text:p>£134,447,462.3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55" table:style-name="ce26">
            <text:p>355</text:p>
          </table:table-cell>
          <table:table-cell office:value-type="float" office:value="282.42" table:style-name="ce44">
            <text:p>282.42</text:p>
          </table:table-cell>
          <table:table-cell office:value-type="float" office:value="289" table:style-name="ce45">
            <text:p>289</text:p>
          </table:table-cell>
          <table:table-cell office:value-type="float" office:value="260.45" table:style-name="ce50">
            <text:p>260.45</text:p>
          </table:table-cell>
          <table:table-cell office:value-type="float" office:value="345" table:style-name="ce51">
            <text:p>345</text:p>
          </table:table-cell>
          <table:table-cell office:value-type="float" office:value="328.65899999999999" table:style-name="ce128">
            <text:p>328.66</text:p>
          </table:table-cell>
          <table:table-cell office:value-type="float" office:value="55" table:style-name="ce129">
            <text:p>55</text:p>
          </table:table-cell>
          <table:table-cell office:value-type="float" office:value="53.798000000000002" table:style-name="ce134">
            <text:p>53.80</text:p>
          </table:table-cell>
          <table:table-cell office:value-type="float" office:value="9" table:style-name="ce135">
            <text:p>9</text:p>
          </table:table-cell>
          <table:table-cell office:value-type="float" office:value="9" table:style-name="ce146">
            <text:p>9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59" table:content-validation-name="val2" table:style-name="ce109">
            <text:p>1,059</text:p>
          </table:table-cell>
          <table:table-cell office:value-type="float" office:value="935.11699999999996" table:content-validation-name="val2" table:style-name="ce108">
            <text:p>935.12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74">
            <text:p>4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4" table:style-name="ce119">
            <text:p>4.00</text:p>
          </table:table-cell>
          <table:table-cell office:value-type="float" office:value="1063" table:content-validation-name="val2" table:style-name="ce113">
            <text:p>1,063</text:p>
          </table:table-cell>
          <table:table-cell office:value-type="float" office:value="939.11699999999996" table:content-validation-name="val2" table:style-name="ce114">
            <text:p>939.12</text:p>
          </table:table-cell>
          <table:table-cell office:value-type="currency" office:value="2295894" table:content-validation-name="val1" table:style-name="ce12">
            <text:p>£2,295,894.00</text:p>
          </table:table-cell>
          <table:table-cell office:value-type="currency" office:value="25374" table:content-validation-name="val1" table:style-name="ce12">
            <text:p>£25,374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240" table:content-validation-name="val1" table:style-name="ce12">
            <text:p>£4,240.00</text:p>
          </table:table-cell>
          <table:table-cell office:value-type="currency" office:value="602775" table:content-validation-name="val1" table:style-name="ce12">
            <text:p>£602,775.00</text:p>
          </table:table-cell>
          <table:table-cell office:value-type="currency" office:value="216180" table:content-validation-name="val1" table:style-name="ce12">
            <text:p>£216,180.00</text:p>
          </table:table-cell>
          <table:table-cell office:value-type="currency" office:value="3144463" table:style-name="ce13">
            <text:p>£3,144,463.00</text:p>
          </table:table-cell>
          <table:table-cell office:value-type="currency" office:value="67448" table:content-validation-name="val1" table:style-name="ce14">
            <text:p>£67,448.00</text:p>
          </table:table-cell>
          <table:table-cell office:value-type="currency" office:value="652494" table:content-validation-name="val1" table:style-name="ce14">
            <text:p>£652,494.00</text:p>
          </table:table-cell>
          <table:table-cell office:value-type="currency" office:value="719942" table:style-name="ce13">
            <text:p>£719,942.00</text:p>
          </table:table-cell>
          <table:table-cell office:value-type="currency" office:value="3864405" table:style-name="ce15">
            <text:p>£3,864,405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203" table:style-name="ce27">
            <text:p>203</text:p>
          </table:table-cell>
          <table:table-cell office:value-type="float" office:value="197.2" table:style-name="ce46">
            <text:p>197.20</text:p>
          </table:table-cell>
          <table:table-cell office:value-type="float" office:value="463" table:style-name="ce47">
            <text:p>463</text:p>
          </table:table-cell>
          <table:table-cell office:value-type="float" office:value="448" table:style-name="ce52">
            <text:p>448.00</text:p>
          </table:table-cell>
          <table:table-cell office:value-type="float" office:value="280" table:style-name="ce53">
            <text:p>280</text:p>
          </table:table-cell>
          <table:table-cell office:value-type="float" office:value="272" table:style-name="ce130">
            <text:p>272.00</text:p>
          </table:table-cell>
          <table:table-cell office:value-type="float" office:value="41" table:style-name="ce131">
            <text:p>41</text:p>
          </table:table-cell>
          <table:table-cell office:value-type="float" office:value="40.4" table:style-name="ce136">
            <text:p>40.40</text:p>
          </table:table-cell>
          <table:table-cell office:value-type="float" office:value="13" table:style-name="ce137">
            <text:p>13</text:p>
          </table:table-cell>
          <table:table-cell office:value-type="float" office:value="12.6" table:style-name="ce148">
            <text:p>12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1007" table:content-validation-name="val2" table:style-name="ce109">
            <text:p>1,007</text:p>
          </table:table-cell>
          <table:table-cell office:value-type="float" office:value="971.7" table:content-validation-name="val2" table:style-name="ce108">
            <text:p>971.70</text:p>
          </table:table-cell>
          <table:table-cell office:value-type="float" office:value="18" table:style-name="ce100">
            <text:p>18</text:p>
          </table:table-cell>
          <table:table-cell office:value-type="float" office:value="18" table:style-name="ce82">
            <text:p>18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2" table:style-name="ce65">
            <text:p>2</text:p>
          </table:table-cell>
          <table:table-cell office:value-type="float" office:value="1.2" table:style-name="ce76">
            <text:p>1.2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0" table:style-name="ce112">
            <text:p>20</text:p>
          </table:table-cell>
          <table:table-cell office:value-type="float" office:value="19.2" table:style-name="ce119">
            <text:p>19.20</text:p>
          </table:table-cell>
          <table:table-cell office:value-type="float" office:value="1027" table:content-validation-name="val2" table:style-name="ce113">
            <text:p>1,027</text:p>
          </table:table-cell>
          <table:table-cell office:value-type="float" office:value="990.90000000000009" table:content-validation-name="val2" table:style-name="ce114">
            <text:p>990.90</text:p>
          </table:table-cell>
          <table:table-cell office:value-type="currency" office:value="2777805" table:content-validation-name="val1" table:style-name="ce12">
            <text:p>£2,777,805.00</text:p>
          </table:table-cell>
          <table:table-cell office:value-type="currency" office:value="119717" table:content-validation-name="val1" table:style-name="ce12">
            <text:p>£119,717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4203" table:content-validation-name="val1" table:style-name="ce12">
            <text:p>£24,203.00</text:p>
          </table:table-cell>
          <table:table-cell office:value-type="currency" office:value="735891" table:content-validation-name="val1" table:style-name="ce12">
            <text:p>£735,891.00</text:p>
          </table:table-cell>
          <table:table-cell office:value-type="currency" office:value="318792" table:content-validation-name="val1" table:style-name="ce12">
            <text:p>£318,792.00</text:p>
          </table:table-cell>
          <table:table-cell office:value-type="currency" office:value="3976408" table:style-name="ce13">
            <text:p>£3,976,408.00</text:p>
          </table:table-cell>
          <table:table-cell office:value-type="currency" office:value="83957" table:content-validation-name="val1" table:style-name="ce14">
            <text:p>£83,957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83957" table:style-name="ce13">
            <text:p>£83,957.00</text:p>
          </table:table-cell>
          <table:table-cell office:value-type="currency" office:value="4060365" table:style-name="ce15">
            <text:p>£4,060,365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5" table:style-name="ce33">
            <text:p>5</text:p>
          </table:table-cell>
          <table:table-cell office:value-type="float" office:value="4.5999999999999996" table:style-name="ce37">
            <text:p>4.60</text:p>
          </table:table-cell>
          <table:table-cell office:value-type="float" office:value="8" table:style-name="ce36">
            <text:p>8</text:p>
          </table:table-cell>
          <table:table-cell office:value-type="float" office:value="7.6" table:style-name="ce55">
            <text:p>7.60</text:p>
          </table:table-cell>
          <table:table-cell office:value-type="float" office:value="37" table:style-name="ce54">
            <text:p>37</text:p>
          </table:table-cell>
          <table:table-cell office:value-type="float" office:value="36.799999999999997" table:style-name="ce121">
            <text:p>36.8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39">
            <text:p>1.00</text:p>
          </table:table-cell>
          <table:table-cell office:value-type="float" office:value="2" table:style-name="ce138">
            <text:p>2</text:p>
          </table:table-cell>
          <table:table-cell office:value-type="float" office:value="1.43" table:style-name="ce151">
            <text:p>1.4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3" table:content-validation-name="val2" table:style-name="ce109">
            <text:p>53</text:p>
          </table:table-cell>
          <table:table-cell office:value-type="float" office:value="51.43" table:content-validation-name="val2" table:style-name="ce108">
            <text:p>51.43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85">
            <text:p>1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" table:style-name="ce112">
            <text:p>1</text:p>
          </table:table-cell>
          <table:table-cell office:value-type="float" office:value="1" table:style-name="ce119">
            <text:p>1.00</text:p>
          </table:table-cell>
          <table:table-cell office:value-type="float" office:value="54" table:content-validation-name="val2" table:style-name="ce113">
            <text:p>54</text:p>
          </table:table-cell>
          <table:table-cell office:value-type="float" office:value="52.43" table:content-validation-name="val2" table:style-name="ce114">
            <text:p>52.43</text:p>
          </table:table-cell>
          <table:table-cell office:value-type="currency" office:value="162592.57" table:content-validation-name="val1" table:style-name="ce12">
            <text:p>£162,592.57</text:p>
          </table:table-cell>
          <table:table-cell office:value-type="currency" office:value="333.33" table:content-validation-name="val1" table:style-name="ce12">
            <text:p>£333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9755.910000000003" table:content-validation-name="val1" table:style-name="ce12">
            <text:p>£39,755.91</text:p>
          </table:table-cell>
          <table:table-cell office:value-type="currency" office:value="16972.669999999998" table:content-validation-name="val1" table:style-name="ce12">
            <text:p>£16,972.67</text:p>
          </table:table-cell>
          <table:table-cell office:value-type="currency" office:value="219654.47999999998" table:style-name="ce13">
            <text:p>£219,654.4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19654.47999999998" table:style-name="ce15">
            <text:p>£219,654.4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4" table:style-name="ce34">
            <text:p>84</text:p>
          </table:table-cell>
          <table:table-cell office:value-type="float" office:value="72.44" table:style-name="ce38">
            <text:p>72.44</text:p>
          </table:table-cell>
          <table:table-cell office:value-type="float" office:value="88" table:style-name="ce39">
            <text:p>88</text:p>
          </table:table-cell>
          <table:table-cell office:value-type="float" office:value="87.35" table:style-name="ce56">
            <text:p>87.35</text:p>
          </table:table-cell>
          <table:table-cell office:value-type="float" office:value="75" table:style-name="ce57">
            <text:p>75</text:p>
          </table:table-cell>
          <table:table-cell office:value-type="float" office:value="73.39" table:style-name="ce122">
            <text:p>73.39</text:p>
          </table:table-cell>
          <table:table-cell office:value-type="float" office:value="18" table:style-name="ce123">
            <text:p>18</text:p>
          </table:table-cell>
          <table:table-cell office:value-type="float" office:value="17.5" table:style-name="ce140">
            <text:p>17.5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5" table:content-validation-name="val2" table:style-name="ce109">
            <text:p>275</text:p>
          </table:table-cell>
          <table:table-cell office:value-type="float" office:value="255.8" table:content-validation-name="val2" table:style-name="ce108">
            <text:p>255.8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3.4" table:style-name="ce119">
            <text:p>3.40</text:p>
          </table:table-cell>
          <table:table-cell office:value-type="float" office:value="279" table:content-validation-name="val2" table:style-name="ce113">
            <text:p>279</text:p>
          </table:table-cell>
          <table:table-cell office:value-type="float" office:value="259.2" table:content-validation-name="val2" table:style-name="ce114">
            <text:p>259.20</text:p>
          </table:table-cell>
          <table:table-cell office:value-type="currency" office:value="752369.11" table:content-validation-name="val1" table:style-name="ce12">
            <text:p>£752,369.11</text:p>
          </table:table-cell>
          <table:table-cell office:value-type="currency" office:value="19506.45" table:content-validation-name="val1" table:style-name="ce12">
            <text:p>£19,506.45</text:p>
          </table:table-cell>
          <table:table-cell office:value-type="currency" office:value="4750" table:content-validation-name="val1" table:style-name="ce12">
            <text:p>£4,750.00</text:p>
          </table:table-cell>
          <table:table-cell office:value-type="currency" office:value="19310.47" table:content-validation-name="val1" table:style-name="ce12">
            <text:p>£19,310.47</text:p>
          </table:table-cell>
          <table:table-cell office:value-type="currency" office:value="182925.49" table:content-validation-name="val1" table:style-name="ce12">
            <text:p>£182,925.49</text:p>
          </table:table-cell>
          <table:table-cell office:value-type="currency" office:value="79623.09" table:content-validation-name="val1" table:style-name="ce12">
            <text:p>£79,623.09</text:p>
          </table:table-cell>
          <table:table-cell office:value-type="currency" office:value="1058484.6099999999" table:style-name="ce13">
            <text:p>£1,058,484.61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2670" table:content-validation-name="val1" table:style-name="ce14">
            <text:p>£62,670.00</text:p>
          </table:table-cell>
          <table:table-cell office:value-type="currency" office:value="62670" table:style-name="ce13">
            <text:p>£62,670.00</text:p>
          </table:table-cell>
          <table:table-cell office:value-type="currency" office:value="1121154.6099999999" table:style-name="ce15">
            <text:p>£1,121,154.61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9" table:style-name="ce35">
            <text:p>9</text:p>
          </table:table-cell>
          <table:table-cell office:value-type="float" office:value="8.6" table:style-name="ce40">
            <text:p>8.60</text:p>
          </table:table-cell>
          <table:table-cell office:value-type="float" office:value="10" table:style-name="ce41">
            <text:p>10</text:p>
          </table:table-cell>
          <table:table-cell office:value-type="float" office:value="8.69" table:style-name="ce58">
            <text:p>8.69</text:p>
          </table:table-cell>
          <table:table-cell office:value-type="float" office:value="89" table:style-name="ce59">
            <text:p>89</text:p>
          </table:table-cell>
          <table:table-cell office:value-type="float" office:value="87.63" table:style-name="ce124">
            <text:p>87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16" table:content-validation-name="val2" table:style-name="ce109">
            <text:p>116</text:p>
          </table:table-cell>
          <table:table-cell office:value-type="float" office:value="112.50999999999999" table:content-validation-name="val2" table:style-name="ce108">
            <text:p>112.5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4" table:style-name="ce71">
            <text:p>4</text:p>
          </table:table-cell>
          <table:table-cell office:value-type="float" office:value="2.9" table:style-name="ce94">
            <text:p>2.9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4" table:style-name="ce112">
            <text:p>4</text:p>
          </table:table-cell>
          <table:table-cell office:value-type="float" office:value="2.9" table:style-name="ce119">
            <text:p>2.90</text:p>
          </table:table-cell>
          <table:table-cell office:value-type="float" office:value="120" table:content-validation-name="val2" table:style-name="ce113">
            <text:p>120</text:p>
          </table:table-cell>
          <table:table-cell office:value-type="float" office:value="115.41" table:content-validation-name="val2" table:style-name="ce114">
            <text:p>115.41</text:p>
          </table:table-cell>
          <table:table-cell office:value-type="currency" office:value="301600.97000000003" table:content-validation-name="val1" table:style-name="ce12">
            <text:p>£301,600.97</text:p>
          </table:table-cell>
          <table:table-cell office:value-type="currency" office:value="4993.16" table:content-validation-name="val1" table:style-name="ce12">
            <text:p>£4,993.16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5129.399999999994" table:content-validation-name="val1" table:style-name="ce12">
            <text:p>£75,129.40</text:p>
          </table:table-cell>
          <table:table-cell office:value-type="currency" office:value="30625.17" table:content-validation-name="val1" table:style-name="ce12">
            <text:p>£30,625.17</text:p>
          </table:table-cell>
          <table:table-cell office:value-type="currency" office:value="412348.7" table:style-name="ce13">
            <text:p>£412,348.70</text:p>
          </table:table-cell>
          <table:table-cell office:value-type="currency" office:value="41500" table:content-validation-name="val1" table:style-name="ce14">
            <text:p>£41,50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41500" table:style-name="ce13">
            <text:p>£41,500.00</text:p>
          </table:table-cell>
          <table:table-cell office:value-type="currency" office:value="453848.7" table:style-name="ce15">
            <text:p>£453,848.70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19-10-24T09:04:59Z</dc:date>
  </office:meta>
</office:document-meta>
</file>